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905" draw:textarea-horizontal-align="justify" draw:textarea-vertical-align="middle" draw:auto-grow-height="false" fo:min-height="1.15cm" fo:min-width="1.1cm"/>
    </style:style>
    <style:style style:name="gr2" style:family="graphic" style:parent-style-name="standard">
      <style:graphic-properties draw:fill-color="#e6e905" draw:textarea-horizontal-align="justify" draw:textarea-vertical-align="middle" draw:auto-grow-height="false" fo:min-height="1.15cm" fo:min-width="1.6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75cm" fo:min-width="1.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P1" style:family="paragraph">
      <loext:graphic-properties draw:fill-color="#e6e90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6cm" svg:height="1.4cm" svg:x="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1cm" svg:height="1.4cm" svg:x="3.5cm" svg:y="3cm">
          <text:p text:style-name="P2">信号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1.6cm" svg:height="1cm" svg:x="7cm" svg:y="3.2cm">
          <text:p text:style-name="P2">槽0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6cm" svg:height="1cm" svg:x="10cm" svg:y="3.2cm">
          <text:p text:style-name="P2">槽1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6cm" svg:height="1cm" svg:x="13cm" svg:y="3.2cm">
          <text:p text:style-name="P2">槽3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cm" svg:y1="3.7cm" svg:x2="7cm" svg:y2="3.7cm" draw:start-shape="id1" draw:start-glue-point="1" draw:end-shape="id2" draw:end-glue-point="3" svg:d="M5600 3700h1400" svg:viewBox="0 0 1401 1">
          <text:p/>
        </draw:connector>
        <draw:connector draw:style-name="gr4" draw:text-style-name="P4" draw:layer="layout" draw:type="line" svg:x1="8.6cm" svg:y1="3.7cm" svg:x2="10cm" svg:y2="3.7cm" draw:start-shape="id2" draw:start-glue-point="1" draw:end-shape="id3" draw:end-glue-point="3" svg:d="M8600 3700h1400" svg:viewBox="0 0 1401 1">
          <text:p/>
        </draw:connector>
        <draw:connector draw:style-name="gr4" draw:text-style-name="P4" draw:layer="layout" draw:type="line" svg:x1="11.6cm" svg:y1="3.7cm" svg:x2="13cm" svg:y2="3.7cm" draw:start-shape="id3" draw:start-glue-point="1" draw:end-shape="id4" draw:end-glue-point="3" svg:d="M11600 3700h1400" svg:viewBox="0 0 1401 1">
          <text:p/>
        </draw:connector>
        <draw:custom-shape draw:style-name="gr1" draw:text-style-name="P1" draw:layer="layout" svg:width="1.6cm" svg:height="1.4cm" svg:x="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2.1cm" svg:height="1.4cm" svg:x="3.5cm" svg:y="4.4cm">
          <text:p text:style-name="P2">信号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1.6cm" svg:height="1cm" svg:x="7cm" svg:y="4.6cm">
          <text:p text:style-name="P2">槽0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cm" svg:y1="5.1cm" svg:x2="7cm" svg:y2="5.1cm" draw:start-shape="id5" draw:start-glue-point="1" draw:end-shape="id6" draw:end-glue-point="3" svg:d="M5600 5100h1400" svg:viewBox="0 0 1401 1">
          <text:p/>
        </draw:connector>
        <draw:custom-shape draw:style-name="gr1" draw:text-style-name="P1" draw:layer="layout" svg:width="1.6cm" svg:height="1.4cm" svg:x="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2.1cm" svg:height="1.4cm" svg:x="3.5cm" svg:y="5.8cm">
          <text:p text:style-name="P2">信号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6cm" svg:height="1cm" svg:x="7cm" svg:y="6cm">
          <text:p text:style-name="P2">槽3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.6cm" svg:height="1cm" svg:x="10cm" svg:y="6cm">
          <text:p text:style-name="P2">槽4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cm" svg:y1="6.5cm" svg:x2="7cm" svg:y2="6.5cm" draw:start-shape="id7" draw:start-glue-point="1" draw:end-shape="id8" draw:end-glue-point="3" svg:d="M5600 6500h1400" svg:viewBox="0 0 1401 1">
          <text:p/>
        </draw:connector>
        <draw:connector draw:style-name="gr4" draw:text-style-name="P4" draw:layer="layout" draw:type="line" svg:x1="8.6cm" svg:y1="6.5cm" svg:x2="10cm" svg:y2="6.5cm" draw:start-shape="id8" draw:start-glue-point="1" draw:end-shape="id9" draw:end-glue-point="3" svg:d="M8600 6500h1400" svg:viewBox="0 0 1401 1">
          <text:p/>
        </draw:connector>
        <draw:frame draw:style-name="gr5" draw:text-style-name="P5" draw:layer="layout" svg:width="8.1cm" svg:height="1.17cm" svg:x="3.8cm" svg:y="7.7cm">
          <draw:text-box>
            <text:p>数组 <text:s text:c="2"/>+ <text:s text:c="2"/>链表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22:48:56.866208201</meta:creation-date>
    <dc:date>2021-07-10T15:33:21.169342536</dc:date>
    <meta:editing-duration>P1DT16H24M3S</meta:editing-duration>
    <meta:editing-cycles>1</meta:editing-cycles>
    <meta:document-statistic meta:object-count="19"/>
    <meta:generator>LibreOffice/6.4.7.2$Linux_X86_64 LibreOffice_project/40$Build-2</meta:generator>
  </office:meta>
</office:document-meta>
</file>